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34bed"/>
    </style:style>
    <style:style style:name="T2" style:family="text">
      <style:text-properties officeooo:rsid="00143c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><text:span text:style-name="T1">INPER</text:span> Ingenier<text:span text:style-name="T1">ía</text:span> <text:s/>como ingeniería de instalaciones <text:span text:style-name="T1">de generación con energías renovables</text:span>, <text:s/>mantiene y desarrolla un know-how específico en este ámbito para proyectar <text:span text:style-name="T1">instalaciones. </text:span>Recoge, transforma y almacena electricidad a partir del sol <text:span text:style-name="T2">y el viento </text:span>con la energía Fotovoltaica <text:span text:style-name="T2">y Eólica</text:span>. Respondemos a <text:span text:style-name="T2">las</text:span> necesidades de producción de electricidad, ya sea una instalación <text:s/>aislada para autoconsumo como una instalación <text:s/>conectada a la red de distribución para venta. <text:span text:style-name="T2">O</text:span>frecemos <text:span text:style-name="T2">a nuestros clientes </text:span>una gama variada de <text:span text:style-name="T2">soluciones de generación.</text:span> </text:p>
      <text:p text:style-name="Standard"/>
      <text:p text:style-name="Standard">La Ingeniería de Instalaciones comprende tanto los servicios de proyecto como los de dirección de obra y asistencia en la puesta en marcha de los edificios:</text:p>
      <text:p text:style-name="Standard"/>
      <text:p text:style-name="Standard">- Diseño conceptual: estudios previos y anteproyectos</text:p>
      <text:p text:style-name="Standard">- Diseño de detalle: proyectos de ejecución.</text:p>
      <text:p text:style-name="Standard">- Dirección de obra, desarrollando funciones técnicas y administrativas</text:p>
      <text:p text:style-name="Standard">- Commissioning básico y avanzado</text:p>
      <text:p text:style-name="Standard">- Control de calidad y pruebas</text:p>
      <text:p text:style-name="Standard">- Legalización de instalacione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2T18:00:00.680000000</meta:creation-date>
    <dc:date>2020-12-02T18:22:01.148000000</dc:date>
    <meta:editing-duration>PT22M</meta:editing-duration>
    <meta:editing-cycles>3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8" meta:word-count="142" meta:character-count="964" meta:non-whitespace-character-count="825"/>
  </office:meta>
</office:document-meta>
</file>